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line-height="200%"/>
      <style:text-properties style:font-name="Times New Roman" style:font-name-complex="Times New Roman" fo:font-size="12pt" style:font-size-asian="12pt" style:font-size-complex="12pt"/>
    </style:style>
    <style:style style:name="P2" style:parent-style-name="Normal" style:family="paragraph">
      <style:paragraph-properties fo:line-height="200%"/>
      <style:text-properties style:font-name="Times New Roman" style:font-name-complex="Times New Roman" fo:font-size="12pt" style:font-size-asian="12pt" style:font-size-complex="12pt"/>
    </style:style>
    <style:style style:name="P3" style:parent-style-name="Normal" style:family="paragraph">
      <style:paragraph-properties fo:line-height="200%"/>
      <style:text-properties style:font-name="Times New Roman" style:font-name-complex="Times New Roman" fo:font-size="12pt" style:font-size-asian="12pt" style:font-size-complex="12pt"/>
    </style:style>
    <style:style style:name="P4" style:parent-style-name="Normal" style:family="paragraph">
      <style:paragraph-properties fo:line-height="200%"/>
      <style:text-properties style:font-name="Times New Roman" style:font-name-complex="Times New Roman" fo:font-size="12pt" style:font-size-asian="12pt" style:font-size-complex="12pt"/>
    </style:style>
    <style:style style:name="P5" style:parent-style-name="Normal" style:family="paragraph">
      <style:paragraph-properties fo:line-height="200%"/>
      <style:text-properties style:font-name="Times New Roman" style:font-name-complex="Times New Roman" fo:font-size="12pt" style:font-size-asian="12pt" style:font-size-complex="12pt"/>
    </style:style>
    <style:style style:name="P6" style:parent-style-name="Normal" style:family="paragraph">
      <style:paragraph-properties fo:line-height="200%"/>
      <style:text-properties style:font-name="Times New Roman" style:font-name-complex="Times New Roman" fo:font-size="12pt" style:font-size-asian="12pt" style:font-size-complex="12pt"/>
    </style:style>
    <style:style style:name="P7" style:parent-style-name="Normal" style:family="paragraph">
      <style:paragraph-properties fo:line-height="200%"/>
      <style:text-properties style:font-name="Times New Roman" style:font-name-complex="Times New Roman" fo:font-size="12pt" style:font-size-asian="12pt" style:font-size-complex="12pt"/>
    </style:style>
    <style:style style:name="P8" style:parent-style-name="Normal" style:family="paragraph">
      <style:paragraph-properties fo:line-height="200%"/>
      <style:text-properties style:font-name="Times New Roman" style:font-name-complex="Times New Roman" fo:font-size="12pt" style:font-size-asian="12pt" style:font-size-complex="12pt"/>
    </style:style>
    <style:style style:name="P9" style:parent-style-name="Normal" style:family="paragraph">
      <style:paragraph-properties fo:line-height="200%"/>
      <style:text-properties style:font-name="Times New Roman" style:font-name-complex="Times New Roman" fo:font-size="12pt" style:font-size-asian="12pt" style:font-size-complex="12pt"/>
    </style:style>
    <style:style style:name="P10" style:parent-style-name="Normal" style:family="paragraph">
      <style:paragraph-properties fo:text-align="center" fo:line-height="200%"/>
      <style:text-properties style:font-name="Times New Roman" style:font-name-complex="Times New Roman" fo:font-size="12pt" style:font-size-asian="12pt" style:font-size-complex="12pt"/>
    </style:style>
    <style:style style:name="P11" style:parent-style-name="Normal" style:family="paragraph">
      <style:paragraph-properties fo:line-height="200%"/>
    </style:style>
    <style:style style:name="T12" style:parent-style-name="DefaultParagraphFont" style:family="text">
      <style:text-properties style:font-name="Times New Roman" style:font-name-complex="Times New Roman" fo:font-size="12pt" style:font-size-asian="12pt" style:font-size-complex="12pt"/>
    </style:style>
    <style:style style:name="T13"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14" style:parent-style-name="DefaultParagraphFont" style:family="text">
      <style:text-properties style:font-name="Times New Roman" style:font-name-complex="Times New Roman" fo:font-size="12pt" style:font-size-asian="12pt" style:font-size-complex="12pt"/>
    </style:style>
    <style:style style:name="P15" style:parent-style-name="Normal" style:family="paragraph">
      <style:paragraph-properties fo:line-height="200%"/>
    </style:style>
    <style:style style:name="T16" style:parent-style-name="DefaultParagraphFont" style:family="text">
      <style:text-properties style:font-name="Times New Roman" style:font-name-complex="Times New Roman" fo:font-size="12pt" style:font-size-asian="12pt" style:font-size-complex="12pt"/>
    </style:style>
    <style:style style:name="T17"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18" style:parent-style-name="DefaultParagraphFont" style:family="text">
      <style:text-properties style:font-name="Times New Roman" style:font-name-complex="Times New Roman" fo:font-size="12pt" style:font-size-asian="12pt" style:font-size-complex="12pt"/>
    </style:style>
  </office:automatic-styles>
  <office:body>
    <office:text text:use-soft-page-breaks="true">
      <text:p text:style-name="P1">1.<text:s/>Summary</text:p>
      <text:p text:style-name="P2"><text:tab/>For each of the three features and classes, I made sure to go through each requirement of how the program needed to work and what limitations it had. Most of the features had specific attributes for the class that then had limitations added. For example, the Task and Appointment classes both had descriptions that could not exceed a character limit. Within the program, if they exceeded those limits, an IllegalArgumentException needed to be thrown. This is seen for the IDs of each feature around line 10-20 depending on which feature is being looked at. For this then, I went through and tested each function and each piece of the program through Junit testing. For example, with the Appointment class and the AppointmentTest class, I tested the constructor at lines 14-21 with asserting all the tests were true. I went through the constructor and ensured that each piece of an Appointment was added correctly to the Appointment object. Another example in TaskTest is testing if the exception is thrown correctly when I tried to make the Task’s name null. I also tested if the Task’s name was within the character limits and, if it wasn’t, that an exception was thrown. I did this for each requirement and function that had different cases.<text:s/>The testing and writing of the code also helped to show that the code was technically sound. As above having the constructor at lines 14-21 depending on the package tested ensured that the objects would be made correctly and function correctly. The code was also made to be efficient in that anything needed to be done by the Appointment, Task, or Contact classes rather than the Service classes were encapsulated within them.<text:s/></text:p>
      <text:p text:style-name="P3"><text:tab/>The Service version of each feature that was made to hold multiples of the objects were tested in a similar way. They didn’t have<text:s/>attributes that needed to be tested that they had been correctly made, but they had a lot of functions that needed to be tested. For finding a Task within<text:s/><text:soft-page-break/>TaskService, an error would be thrown if the Task wasn’t found. For testing in TaskServiceTest, I checked that each time the findTask function would be used in any function, the test checked if the correct exception was thrown for no task being found and then a successful check of the task being found.<text:s/>For the Service classes, the major show of efficiency was the addition of a function called “find____” or “get____” depending on which service it was in. For ContactService at lines 20-29, I added the getContact function that threw an exception if no Contact was found. GetContact was used in deleteContact and all of the functions that updated a part of the Contact. This was so the same code for finding a Contact that needed to be modified wasn’t written in every function. This is efficient and helps to keep the array holding the class objects from being exposed which makes it more technically sound as well.</text:p>
      <text:p text:style-name="P4"><text:tab/>I found that doing the tests this way allowed me to cover every aspect of the non-test class files. For my Appointment and AppointmentService classes, I was able to get 100% coverage with all of the tests that I ran in their respective Test files. With the Contact package, I was able to cover Contact by 100% and ContactService by 98.8% and was unable to find what the missing 1.2% was. Finally, the Task package was similarly covered as the Appointment package was with a 100%. This meant that the packages as a whole all had over 80% coverage for the testing of the files. I would say that I covered all of the classes very well given the coverage percentages I was given.<text:s/></text:p>
      <text:p text:style-name="P5">2. Reflection</text:p>
      <text:p text:style-name="P6"><text:tab/>For this project, I primarily used Unit Testing. I also used a bit of manual testing which involves reviewing the code by hand rather than using the IDE to do so and making sure to fix<text:s/><text:soft-page-break/>things like syntax errors. The main time I used this was for situations of accidentally forgetting a comma or an extra equal sign. For Unit Testing, it involves testing the different pieces to try and make sure that the whole will function correctly. For this project, testing each function and testing for the different requirements was my unit testing. I tested each “unit” or function of the program. This doesn’t mean I tested it as a whole or how it all worked together. The unit testing largely helps with making sure the individual pieces work before putting them all together. This is typically used for projects that have a lot of pieces that need to be completed for the whole project to come together so we don’t just write all of the code, put it together, and hope all the pieces work. The testing for putting it all together is Integration Testing. This typically happens after Unit Testing as it’s testing the integration of the pieces as a whole rather than parts. It also helps to test that there aren’t any conflicts with the different pieces coming together. Integration testing is the rounding out testing. Another form of testing that I didn’t do was Performance Testing. This is used to make sure that method and function calls happen within an appropriate amount of time. This normally comes into play with projects that are going to be sifting through or sorting large amounts of information. Google search is a good practical example of needing a good performance and the need for testing it.<text:s/></text:p>
      <text:p text:style-name="P7"><text:tab/>My mindset for the project was to systematically go through the different requirements for each piece and make sure that they were first all accounted for and then second all tested. With each main class having another service class attached to it, it was important to exercise caution and ensure that I wasn’t reusing code that could be written once and called elsewhere. For example, if the Contact class didn’t have ways to get their IDs or to change the name of the Contact object called, in the ContactService<text:s/>class, I would have needed to write a function to<text:s/><text:soft-page-break/>change a Contact’s name. However, that wouldn’t make sense to do since that’s a feature of the Contact not of the ContactService. Being able to layer these functions together was important and important for testing that the layers worked together properly when a function was calling another.<text:s/></text:p>
      <text:p text:style-name="P8"><text:tab/>For any project that is being written and then tested by the same developer, there is always a chance for bias. It’s easy to “know” that your code will work because you have confidence in your abilities, but it’s different to make sure by testing it. To help limit my own bias around my code writing, I would write the feature and service classes and then leave them for a day before returning to test the classes. I also kept the test script and the class side by side when I was writing tests so I could methodically test each of the functions and pieces without missing one. That way my coverage was complete even if I had confidence my code would work without testing. This is also a show of discipline in writing quality code. It takes time and can be somewhat tedious to test each part of a file even when the pieces are easy to write and you are positive they work. However, discipline is important to check each function and each file and make sure the coverage is good. If you cut corners, it will end up being costly in time and money as projects are time consuming and take a lot of money. It’s easy to cut corners early on, but with the Software Development Lifecycle expecting you to be able to maintain and support code, cutting corners makes that hard. It often leads to entire projects getting scraped for being too costly to fix. I plan to follow a similar strategy I did for this project by being methodical about my coding and testing. I also plan to be open to code review. You can learn a lot from peers and coworkers if you don’t get defensive about your coding and writing.<text:s/></text:p>
      <text:p text:style-name="P9"/>
      <text:soft-page-break/>
      <text:p text:style-name="P10">Resources</text:p>
      <text:p text:style-name="P11"><text:span text:style-name="T12">GeeksforGeeks. (2024, October 22).<text:s/></text:span><text:span text:style-name="T13">Types of software testing</text:span><text:span text:style-name="T14">. https://www.geeksforgeeks.org/types-software-testing/#<text:s/></text:span></text:p>
      <text:p text:style-name="P15"><text:span text:style-name="T16">Hambling, B., Morgan, P., Samaroo, A., Thompson, G., &amp; Williams, P. (2019). </text:span><text:span text:style-name="T17">Software testing : An istqb-bcs certified tester foundation guide - 4th edition</text:span><text:span text:style-name="T18">. BCS Learning &amp; Development Limit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CS 320</text:p>
        <text:p text:style-name="Header">Project Two</text:p>
        <text:p text:style-name="Header">Remy Welham<text:s/></text:p>
        <text:p text:style-name="Header">15.12.24</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emy Nyx</meta:initial-creator>
    <dc:creator>Remy Nyx</dc:creator>
    <meta:creation-date>2024-12-15T15:47:00Z</meta:creation-date>
    <dc:date>2024-12-15T18:32:00Z</dc:date>
    <meta:template xlink:href="Normal" xlink:type="simple"/>
    <meta:editing-cycles>6</meta:editing-cycles>
    <meta:editing-duration>PT9780S</meta:editing-duration>
    <meta:document-statistic meta:page-count="5" meta:paragraph-count="16" meta:word-count="1204" meta:character-count="8051" meta:row-count="57" meta:non-whitespace-character-count="6863"/>
  </office:meta>
</office:document-meta>
</file>